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e944" officeooo:paragraph-rsid="0001e944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2a8ea" officeooo:paragraph-rsid="0003b81b" style:font-size-asian="15.75pt" style:font-weight-asian="bold" style:font-size-complex="18pt" style:font-weight-complex="bold"/>
    </style:style>
    <style:style style:name="T1" style:family="text">
      <style:text-properties officeooo:rsid="000399c4"/>
    </style:style>
    <style:style style:name="T2" style:family="text">
      <style:text-properties officeooo:rsid="0003b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ed the assingnment by going through the documentation you provided us.I used pulse audio library with simple </text:p>
      <text:p text:style-name="P1">API.From the given documentation i used the code for sound recording and playback.Now by using the client-sever model which we implemented in previous assingnment i implemented the internet phone.</text:p>
      <text:p text:style-name="P1"><text:s/></text:p>
      <text:p text:style-name="P2">Inside the client code i recorded the voice in buffer and write it to socket.<text:span text:style-name="T1">For receiving the voice and playblack i used the server model .While writing my code i faced a lot of problems with file descriptors,as initially i was not able to receive any sound because i was writing to wrong file descriptor,so i took help from someone and came to know that i have to use sockfd <text:s/>file descriptor to write it to the socket.Firstly when my code was running there was a lot of echo and delay of some 10-15 seconds and voice was also not clear,tough i did not faced any problem in loopback.</text:span></text:p>
      <text:p text:style-name="P2"/>
      <text:p text:style-name="P2"><text:span text:style-name="T2">I found that i have to give some delay(sleep)after receiving and playback in server code.I am still getting a delay of some 2 seconds,but the voice is clear and there is no echo.To make it better i would suggest to reduce the delay further and to connect to multiple client so as to communicate my message to multiple people.</text:span>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1:59:57.844303897</meta:creation-date>
    <dc:date>2017-03-14T22:54:08.901377946</dc:date>
    <meta:editing-duration>PT1M10S</meta:editing-duration>
    <meta:editing-cycles>1</meta:editing-cycles>
    <meta:document-statistic meta:table-count="0" meta:image-count="0" meta:object-count="0" meta:page-count="1" meta:paragraph-count="6" meta:word-count="215" meta:character-count="1225" meta:non-whitespace-character-count="1008"/>
    <meta:generator>LibreOffice/5.1.6.2$Linux_X86_64 LibreOffice_project/10m0$Build-2</meta:generator>
  </office:meta>
</office:document-meta>
</file>